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6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a61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8.18pt" svg:height="173.37pt" svg:x="803.54pt" svg:y="12.61pt">
            <draw:object draw:notify-on-update-of-ranges="Sheet1.G3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6.94pt" svg:height="188.25pt" svg:x="804.59pt" svg:y="185.58pt">
            <draw:object draw:notify-on-update-of-ranges="Sheet1.G10:Sheet1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4.44pt" svg:height="184.68pt" svg:x="805.55pt" svg:y="371.74pt">
            <draw:object draw:notify-on-update-of-ranges="Sheet1.G17:Sheet1.G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3" office:value-type="string" calcext:value-type="string" table:number-columns-spanned="2" table:number-rows-spanned="1">
            <text:p>Server Before Test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Load From Test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Result Times in ms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Results Errors</text:p>
          </table:table-cell>
          <table:covered-table-cell table:style-name="ce1"/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Start EHRs</text:p>
          </table:table-cell>
          <table:table-cell office:value-type="string" calcext:value-type="string">
            <text:p>Start COMPOs</text:p>
          </table:table-cell>
          <table:table-cell office:value-type="string" calcext:value-type="string">
            <text:p>EHRs</text:p>
          </table:table-cell>
          <table:table-cell office:value-type="string" calcext:value-type="string">
            <text:p>COMPOs</text:p>
          </table:table-cell>
          <table:table-cell office:value-type="string" calcext:value-type="string">
            <text:p>COMPO commit time</text:p>
          </table:table-cell>
          <table:table-cell office:value-type="string" calcext:value-type="string">
            <text:p>Query execution time</text:p>
          </table:table-cell>
          <table:table-cell office:value-type="string" calcext:value-type="string">
            <text:p>COMPO errors</text:p>
          </table:table-cell>
          <table:table-cell office:value-type="string" calcext:value-type="string">
            <text:p>Query erro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Result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69703" calcext:value-type="float">
            <text:p>1069703</text:p>
          </table:table-cell>
          <table:table-cell office:value-type="float" office:value="68193" calcext:value-type="float">
            <text:p>68193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90302" calcext:value-type="float">
            <text:p>790302</text:p>
          </table:table-cell>
          <table:table-cell office:value-type="float" office:value="101195" calcext:value-type="float">
            <text:p>10119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96704" calcext:value-type="float">
            <text:p>796704</text:p>
          </table:table-cell>
          <table:table-cell office:value-type="float" office:value="163624" calcext:value-type="float">
            <text:p>163624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00387" calcext:value-type="float">
            <text:p>800387</text:p>
          </table:table-cell>
          <table:table-cell office:value-type="float" office:value="215586" calcext:value-type="float">
            <text:p>215586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69736" calcext:value-type="float">
            <text:p>769736</text:p>
          </table:table-cell>
          <table:table-cell office:value-type="float" office:value="279202" calcext:value-type="float">
            <text:p>27920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7464" calcext:value-type="float">
            <text:p>37464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60" calcext:value-type="float">
            <text:p>60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4646" calcext:value-type="float">
            <text:p>34646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70" calcext:value-type="float">
            <text:p>7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4817" calcext:value-type="float">
            <text:p>34817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80" calcext:value-type="float">
            <text:p>80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6040" calcext:value-type="float">
            <text:p>36040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90" calcext:value-type="float">
            <text:p>9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5851" calcext:value-type="float">
            <text:p>35851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0411" calcext:value-type="float">
            <text:p>3041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10" calcext:value-type="float">
            <text:p>110</text:p>
          </table:table-cell>
          <table:table-cell office:value-type="float" office:value="11000" calcext:value-type="float">
            <text:p>1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0587" calcext:value-type="float">
            <text:p>3058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20" calcext:value-type="float">
            <text:p>120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1486" calcext:value-type="float">
            <text:p>3148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30" calcext:value-type="float">
            <text:p>130</text:p>
          </table:table-cell>
          <table:table-cell office:value-type="float" office:value="13000" calcext:value-type="float">
            <text:p>13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3656" calcext:value-type="float">
            <text:p>33656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40" calcext:value-type="float">
            <text:p>140</text:p>
          </table:table-cell>
          <table:table-cell office:value-type="float" office:value="14000" calcext:value-type="float">
            <text:p>14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1680" calcext:value-type="float">
            <text:p>31680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5000" calcext:value-type="float">
            <text:p>15000</text:p>
          </table:table-cell>
          <table:table-cell table:number-columns-repeated="1021"/>
        </table:table-row>
        <table:table-row table:style-name="ro1">
          <table:table-cell table:style-name="ce2" table:number-columns-repeated="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4:39:30.055605450</meta:creation-date>
    <dc:date>2020-06-17T18:08:56.963149137</dc:date>
    <meta:editing-duration>PT35M52S</meta:editing-duration>
    <meta:editing-cycles>6</meta:editing-cycles>
    <meta:generator>LibreOffice/6.0.7.3$Linux_X86_64 LibreOffice_project/00m0$Build-3</meta:generator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73cm" svg:height="6.117cm" xlink:href=".." xlink:type="simple" chart:class="chart:line" chart:style-name="ch1">
        <chart:legend chart:legend-position="end" svg:x="7.994cm" svg:y="2.759cm" style:legend-expansion="high" chart:style-name="ch2"/>
        <chart:plot-area chart:style-name="ch3" table:cell-range-address="Sheet1.G3:Sheet1.G7" svg:x="0.217cm" svg:y="0.122cm" svg:width="7.56cm" svg:height="5.873cm">
          <chartooo:coordinate-region svg:x="1.579cm" svg:y="0.321cm" svg:width="6.104cm" svg:height="5.0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7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193">
                <text:p>68193</text:p>
                <draw:g>
                  <svg:desc>Sheet1.G3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195">
                <text:p>101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624">
                <text:p>163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586">
                <text:p>215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202">
                <text:p>279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29cm" svg:height="6.642cm" xlink:href=".." xlink:type="simple" chart:class="chart:line" chart:style-name="ch1">
        <chart:legend chart:legend-position="end" svg:x="7.95cm" svg:y="3.022cm" style:legend-expansion="high" chart:style-name="ch2"/>
        <chart:plot-area chart:style-name="ch3" table:cell-range-address="Sheet1.G10:Sheet1.G14" svg:x="0.216cm" svg:y="0.132cm" svg:width="7.518cm" svg:height="6.378cm">
          <chartooo:coordinate-region svg:x="1.023cm" svg:y="0.331cm" svg:width="6.432cm" svg:height="5.5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0:Sheet1.G1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6">
                <text:p>456</text:p>
                <draw:g>
                  <svg:desc>Sheet1.G10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9">
                <text:p>1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41cm" svg:height="6.516cm" xlink:href=".." xlink:type="simple" chart:class="chart:line" chart:style-name="ch1">
        <chart:legend chart:legend-position="end" svg:x="7.862cm" svg:y="2.959cm" style:legend-expansion="high" chart:style-name="ch2"/>
        <chart:plot-area chart:style-name="ch3" table:cell-range-address="Sheet1.G17:Sheet1.G21" svg:x="0.214cm" svg:y="0.13cm" svg:width="7.434cm" svg:height="6.256cm">
          <chartooo:coordinate-region svg:x="1.021cm" svg:y="0.329cm" svg:width="6.533cm" svg:height="5.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:Sheet1.G2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">
                <text:p>119</text:p>
                <draw:g>
                  <svg:desc>Sheet1.G17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">
                <text:p>3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